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8.811cm"/>
    </style:style>
    <style:style style:name="Table1.C" style:family="table-column">
      <style:table-column-properties style:column-width="6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296cm"/>
    </style:style>
    <style:style style:name="Table2.B" style:family="table-column">
      <style:table-column-properties style:column-width="8.811cm"/>
    </style:style>
    <style:style style:name="Table2.C" style:family="table-column">
      <style:table-column-properties style:column-width="6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officeooo:rsid="00038fe7" officeooo:paragraph-rsid="00038fe7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38fe7" officeooo:paragraph-rsid="00038fe7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4f56c" officeooo:paragraph-rsid="0004f56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Material PCB Sensor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Qtd</text:p>
          </table:table-cell>
          <table:table-cell table:style-name="Table2.A1" office:value-type="string">
            <text:p text:style-name="P3">Descrição</text:p>
          </table:table-cell>
          <table:table-cell table:style-name="Table2.C1" office:value-type="string">
            <text:p text:style-name="P3">Referênci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08</text:p>
            </table:table-cell>
            <table:table-cell table:style-name="Table1.A1" office:value-type="string">
              <text:p text:style-name="P1">Resistor SMD 0603 10K 1%</text:p>
            </table:table-cell>
            <table:table-cell table:style-name="Table1.C1" office:value-type="string">
              <text:p text:style-name="P1">R5,R6,R7,R8,R9,R10,R11,R12</text:p>
            </table:table-cell>
          </table:table-row>
        </table:table-header-rows>
        <table:table-row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Resistor SMD 0603 47K 1%</text:p>
          </table:table-cell>
          <table:table-cell table:style-name="Table1.C2" office:value-type="string">
            <text:p text:style-name="P1">R1,R2</text:p>
          </table:table-cell>
        </table:table-row>
        <table:table-row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Capacitor SMD 0603 470pF 25V X5R</text:p>
          </table:table-cell>
          <table:table-cell table:style-name="Table1.C2" office:value-type="string">
            <text:p text:style-name="P1">C7</text:p>
          </table:table-cell>
        </table:table-row>
        <table:table-row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CapacitorSMD 0603 100nF 25V X5R</text:p>
          </table:table-cell>
          <table:table-cell table:style-name="Table1.C2" office:value-type="string">
            <text:p text:style-name="P1">C3,C5</text:p>
          </table:table-cell>
        </table:table-row>
        <table:table-row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Capacitor SMD 0603 1uF 25V X7R</text:p>
          </table:table-cell>
          <table:table-cell table:style-name="Table1.C2" office:value-type="string">
            <text:p text:style-name="P1">C1</text:p>
          </table:table-cell>
        </table:table-row>
        <table:table-row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Capacitor SMD 0603 4.7uF 10V X7R</text:p>
          </table:table-cell>
          <table:table-cell table:style-name="Table1.C2" office:value-type="string">
            <text:p text:style-name="P1">C4,C6</text:p>
          </table:table-cell>
        </table:table-row>
        <table:table-row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Regulador MIC5219-2.8 SOT23-5</text:p>
          </table:table-cell>
          <table:table-cell table:style-name="Table1.C2" office:value-type="string">
            <text:p text:style-name="P1">U3</text:p>
          </table:table-cell>
        </table:table-row>
        <table:table-row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Transistor Mosfet 2N7002DW SOT23-6</text:p>
          </table:table-cell>
          <table:table-cell table:style-name="Table1.C2" office:value-type="string">
            <text:p text:style-name="P1">T1,T2</text:p>
          </table:table-cell>
        </table:table-row>
        <table:table-row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Sensor ToF VL6180X LGA12</text:p>
          </table:table-cell>
          <table:table-cell table:style-name="Table1.C2" office:value-type="string">
            <text:p text:style-name="P1">U1,U2</text:p>
          </table:table-cell>
        </table:table-row>
        <table:table-row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Conector 2x10 2mm</text:p>
          </table:table-cell>
          <table:table-cell table:style-name="Table1.C2" office:value-type="string">
            <text:p text:style-name="P1">CN1</text:p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8:15:40.622345438</meta:creation-date>
    <dc:date>2017-10-31T08:30:26.947204405</dc:date>
    <meta:editing-duration>PT4M6S</meta:editing-duration>
    <meta:editing-cycles>1</meta:editing-cycles>
    <meta:document-statistic meta:table-count="2" meta:image-count="0" meta:object-count="0" meta:page-count="1" meta:paragraph-count="35" meta:word-count="74" meta:character-count="405" meta:non-whitespace-character-count="364"/>
    <meta:generator>LibreOffice/5.1.6.2$Linux_X86_64 LibreOffice_project/10m0$Build-2</meta:generator>
  </office:meta>
</office:document-meta>
</file>